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c9203" officeooo:paragraph-rsid="00219f0c"/>
    </style:style>
    <style:style style:name="P2" style:family="paragraph" style:parent-style-name="Text_20_body">
      <style:text-properties officeooo:rsid="001d2dd3" officeooo:paragraph-rsid="001d2dd3"/>
    </style:style>
    <style:style style:name="P3" style:family="paragraph" style:parent-style-name="Text_20_body">
      <style:text-properties officeooo:rsid="001e18f8" officeooo:paragraph-rsid="001e18f8"/>
    </style:style>
    <style:style style:name="P4" style:family="paragraph" style:parent-style-name="Text_20_body">
      <style:text-properties officeooo:rsid="001fb59a" officeooo:paragraph-rsid="001fb59a"/>
    </style:style>
    <style:style style:name="P5" style:family="paragraph" style:parent-style-name="Text_20_body">
      <style:text-properties officeooo:rsid="0021bd33" officeooo:paragraph-rsid="0021bd33"/>
    </style:style>
    <style:style style:name="P6" style:family="paragraph" style:parent-style-name="Text_20_body">
      <style:text-properties officeooo:rsid="00230922" officeooo:paragraph-rsid="00230922"/>
    </style:style>
    <style:style style:name="P7" style:family="paragraph" style:parent-style-name="Text_20_body">
      <style:text-properties officeooo:rsid="0023d8aa" officeooo:paragraph-rsid="0023d8aa"/>
    </style:style>
    <style:style style:name="P8" style:family="paragraph" style:parent-style-name="Text_20_body">
      <style:text-properties officeooo:rsid="0025349d" officeooo:paragraph-rsid="0025349d"/>
    </style:style>
    <style:style style:name="P9" style:family="paragraph" style:parent-style-name="Text_20_body">
      <style:text-properties officeooo:rsid="0028c567" officeooo:paragraph-rsid="0028c567"/>
    </style:style>
    <style:style style:name="P10" style:family="paragraph" style:parent-style-name="Text_20_body">
      <style:text-properties officeooo:rsid="002ac011" officeooo:paragraph-rsid="002ac011"/>
    </style:style>
    <style:style style:name="P11" style:family="paragraph" style:parent-style-name="Text_20_body">
      <style:text-properties officeooo:rsid="002b3fc4" officeooo:paragraph-rsid="002b3fc4"/>
    </style:style>
    <style:style style:name="P12" style:family="paragraph" style:parent-style-name="Text_20_body">
      <style:text-properties officeooo:rsid="002c9cb5" officeooo:paragraph-rsid="002c9cb5"/>
    </style:style>
    <style:style style:name="P13" style:family="paragraph" style:parent-style-name="Text_20_body">
      <style:text-properties officeooo:rsid="002d390d" officeooo:paragraph-rsid="002d390d"/>
    </style:style>
    <style:style style:name="P14" style:family="paragraph" style:parent-style-name="Text_20_body">
      <style:text-properties officeooo:rsid="002d390d" officeooo:paragraph-rsid="002f9441"/>
    </style:style>
    <style:style style:name="P15" style:family="paragraph" style:parent-style-name="Text_20_body">
      <style:text-properties officeooo:rsid="002e8e5f" officeooo:paragraph-rsid="002e8e5f"/>
    </style:style>
    <style:style style:name="P16" style:family="paragraph" style:parent-style-name="Text_20_body">
      <style:text-properties officeooo:rsid="002f5b37" officeooo:paragraph-rsid="002f5b37"/>
    </style:style>
    <style:style style:name="P17" style:family="paragraph" style:parent-style-name="Text_20_body">
      <style:text-properties officeooo:rsid="002f9441" officeooo:paragraph-rsid="002f9441"/>
    </style:style>
    <style:style style:name="P18" style:family="paragraph" style:parent-style-name="Heading_20_1">
      <style:text-properties officeooo:paragraph-rsid="001c9203"/>
    </style:style>
    <style:style style:name="P19" style:family="paragraph" style:parent-style-name="Heading_20_1">
      <style:text-properties officeooo:paragraph-rsid="001d2dd3"/>
    </style:style>
    <style:style style:name="P20" style:family="paragraph" style:parent-style-name="Heading_20_1">
      <style:text-properties officeooo:paragraph-rsid="001e18f8"/>
    </style:style>
    <style:style style:name="P21" style:family="paragraph" style:parent-style-name="Heading_20_1">
      <style:text-properties officeooo:rsid="001e18f8" officeooo:paragraph-rsid="001e18f8"/>
    </style:style>
    <style:style style:name="P22" style:family="paragraph" style:parent-style-name="Heading_20_1">
      <style:text-properties officeooo:paragraph-rsid="001fb59a"/>
    </style:style>
    <style:style style:name="P23" style:family="paragraph" style:parent-style-name="Heading_20_1">
      <style:text-properties officeooo:rsid="001fb59a" officeooo:paragraph-rsid="001fb59a"/>
    </style:style>
    <style:style style:name="P24" style:family="paragraph" style:parent-style-name="Heading_20_1">
      <style:text-properties officeooo:rsid="00219f0c" officeooo:paragraph-rsid="00219f0c"/>
    </style:style>
    <style:style style:name="P25" style:family="paragraph" style:parent-style-name="Heading_20_1">
      <style:text-properties officeooo:rsid="0021bd33" officeooo:paragraph-rsid="0021bd33"/>
    </style:style>
    <style:style style:name="P26" style:family="paragraph" style:parent-style-name="Heading_20_1">
      <style:text-properties officeooo:rsid="00230922" officeooo:paragraph-rsid="00230922"/>
    </style:style>
    <style:style style:name="P27" style:family="paragraph" style:parent-style-name="Heading_20_1">
      <style:text-properties officeooo:rsid="0023d8aa" officeooo:paragraph-rsid="0023d8aa"/>
    </style:style>
    <style:style style:name="P28" style:family="paragraph" style:parent-style-name="Heading_20_1">
      <style:text-properties officeooo:rsid="0027f2d9" officeooo:paragraph-rsid="0027f2d9"/>
    </style:style>
    <style:style style:name="P29" style:family="paragraph" style:parent-style-name="Heading_20_1">
      <style:text-properties officeooo:rsid="0027f2d9" officeooo:paragraph-rsid="0028c567"/>
    </style:style>
    <style:style style:name="P30" style:family="paragraph" style:parent-style-name="Heading_20_1">
      <style:text-properties officeooo:rsid="0028c567" officeooo:paragraph-rsid="0028c567"/>
    </style:style>
    <style:style style:name="P31" style:family="paragraph" style:parent-style-name="Heading_20_1">
      <style:text-properties officeooo:rsid="002ac011" officeooo:paragraph-rsid="002ac011"/>
    </style:style>
    <style:style style:name="P32" style:family="paragraph" style:parent-style-name="Heading_20_1">
      <style:text-properties officeooo:rsid="002ac011" officeooo:paragraph-rsid="002b3fc4"/>
    </style:style>
    <style:style style:name="P33" style:family="paragraph" style:parent-style-name="Heading_20_1">
      <style:text-properties officeooo:rsid="002ac011" officeooo:paragraph-rsid="002d390d"/>
    </style:style>
    <style:style style:name="P34" style:family="paragraph" style:parent-style-name="Heading_20_1">
      <style:text-properties officeooo:rsid="002ac011" officeooo:paragraph-rsid="002e8e5f"/>
    </style:style>
    <style:style style:name="P35" style:family="paragraph" style:parent-style-name="Heading_20_1">
      <style:text-properties officeooo:rsid="002d390d" officeooo:paragraph-rsid="002d390d"/>
    </style:style>
    <style:style style:name="P36" style:family="paragraph" style:parent-style-name="Heading_20_1">
      <style:text-properties officeooo:rsid="002e8e5f" officeooo:paragraph-rsid="002e8e5f"/>
    </style:style>
    <style:style style:name="P37" style:family="paragraph" style:parent-style-name="Heading_20_1">
      <style:text-properties officeooo:rsid="002f9441" officeooo:paragraph-rsid="002f9441"/>
    </style:style>
    <style:style style:name="T1" style:family="text">
      <style:text-properties officeooo:rsid="001c9203"/>
    </style:style>
    <style:style style:name="T2" style:family="text">
      <style:text-properties fo:color="#000000" style:font-name="Liberation Sans1"/>
    </style:style>
    <style:style style:name="T3" style:family="text">
      <style:text-properties fo:color="#000000" style:font-name="Liberation Serif"/>
    </style:style>
    <style:style style:name="T4" style:family="text">
      <style:text-properties fo:color="#000000" style:font-name="Liberation Serif" officeooo:rsid="001fb59a"/>
    </style:style>
    <style:style style:name="T5" style:family="text">
      <style:text-properties fo:color="#000000" style:font-name="Liberation Serif" fo:font-style="normal" officeooo:rsid="001fb59a" style:font-style-asian="normal" style:font-style-complex="normal"/>
    </style:style>
    <style:style style:name="T6" style:family="text">
      <style:text-properties officeooo:rsid="001d2dd3"/>
    </style:style>
    <style:style style:name="T7" style:family="text">
      <style:text-properties officeooo:rsid="001e18f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7f2d9" style:font-style-asian="normal" style:font-style-complex="normal"/>
    </style:style>
    <style:style style:name="T11" style:family="text">
      <style:text-properties fo:font-style="normal" officeooo:rsid="002ac011" style:font-style-asian="normal" style:font-style-complex="normal"/>
    </style:style>
    <style:style style:name="T12" style:family="text">
      <style:text-properties fo:font-style="normal" officeooo:rsid="002b3fc4" style:font-style-asian="normal" style:font-style-complex="normal"/>
    </style:style>
    <style:style style:name="T13" style:family="text">
      <style:text-properties fo:font-style="normal" officeooo:rsid="002c9cb5" style:font-style-asian="normal" style:font-style-complex="normal"/>
    </style:style>
    <style:style style:name="T14" style:family="text">
      <style:text-properties fo:font-style="normal" officeooo:rsid="002d390d" style:font-style-asian="normal" style:font-style-complex="normal"/>
    </style:style>
    <style:style style:name="T15" style:family="text">
      <style:text-properties fo:font-style="normal" officeooo:rsid="002e8e5f" style:font-style-asian="normal" style:font-style-complex="normal"/>
    </style:style>
    <style:style style:name="T16" style:family="text">
      <style:text-properties fo:font-style="normal" officeooo:rsid="002f9441" style:font-style-asian="normal" style:font-style-complex="normal"/>
    </style:style>
    <style:style style:name="T17" style:family="text">
      <style:text-properties officeooo:rsid="001fb59a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1c9203"/>
    </style:style>
    <style:style style:name="T20" style:family="text">
      <style:text-properties style:font-name="Liberation Serif" officeooo:rsid="001fb59a"/>
    </style:style>
    <style:style style:name="T21" style:family="text">
      <style:text-properties style:font-name="Liberation Serif" fo:font-style="normal" style:font-style-asian="normal" style:font-style-complex="normal"/>
    </style:style>
    <style:style style:name="T22" style:family="text">
      <style:text-properties style:font-name="Liberation Serif" fo:font-style="normal" officeooo:rsid="001c9203" style:font-style-asian="normal" style:font-style-complex="normal"/>
    </style:style>
    <style:style style:name="T23" style:family="text">
      <style:text-properties officeooo:rsid="00261e9b"/>
    </style:style>
    <style:style style:name="T24" style:family="text">
      <style:text-properties officeooo:rsid="0028c567"/>
    </style:style>
    <style:style style:name="T25" style:family="text">
      <style:text-properties style:text-position="super 58%" fo:font-style="normal" style:font-style-asian="normal" style:font-style-complex="normal"/>
    </style:style>
    <style:style style:name="T2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<text:span text:style-name="T1">Alfv</text:span><text:span text:style-name="T2">é</text:span><text:span text:style-name="T1">n Waves</text:span></text:h>
      <text:p text:style-name="Text_20_body">Shear → along field line, <text:span text:style-name="T6">c</text:span>ompressional CAN move across field lines. </text:p>
      <text:p text:style-name="Text_20_body">Shear gives FLRs.</text:p>
      <text:p text:style-name="Text_20_body">Characterize odd/even by phase. </text:p>
      <text:h text:style-name="P18" text:outline-level="1"><text:span text:style-name="T1">Harmonic</text:span></text:h>
      <text:p text:style-name="P2">E nodes at the ionosphere. </text:p>
      <text:p text:style-name="P2">Odd/even → E antinode/node at the equator. </text:p>
      <text:p text:style-name="P2">B flipped. Matters for instrumentation. </text:p>
      <text:h text:style-name="P19" text:outline-level="1"><text:span text:style-name="T6">Polarization</text:span></text:h>
      <text:p text:style-name="P3">Poloidal → pulsing. </text:p>
      <text:p text:style-name="P3">Toroidal → twisting. </text:p>
      <text:p text:style-name="P3">That's B. E is switched. </text:p>
      <text:h text:style-name="P21" text:outline-level="1">Azimuthal Modenumber</text:h>
      <text:p text:style-name="P3">Toroidal is shear. Doesn't care. </text:p>
      <text:p text:style-name="P3">Low <text:span text:style-name="T8">m</text:span><text:span text:style-name="T9"> is compressional. External source. </text:span></text:p>
      <text:p text:style-name="P3"><text:span text:style-name="T9">High </text:span><text:span text:style-name="T8">m</text:span><text:span text:style-name="T9"> is guided. Internal source. </text:span></text:p>
      <text:h text:style-name="P20" text:outline-level="1"><text:span text:style-name="T7">Pc4s and Giant Pulsations</text:span></text:h>
      <text:p text:style-name="P3">Frequency. L=4 to L=7. 100keV ions. </text:p>
      <text:p text:style-name="P3"><text:span text:style-name="T9">Pg properties: toroidal vs poloida</text:span><text:span text:style-name="T11">l</text:span><text:span text:style-name="T9">, even vs odd poloidal. </text:span></text:p>
      <text:p text:style-name="P3"><text:span text:style-name="T9">Noon at solar peak vs early morning at low solar cycle. </text:span></text:p>
      <text:h text:style-name="P22" text:outline-level="1"><text:span text:style-name="T17">Outline</text:span></text:h>
      <text:p text:style-name="P4">Model – Pg properties are hard to model. </text:p>
      <text:p text:style-name="P4">Results – Generic poloidal waves. Do Pgs fall out?</text:p>
      <text:p text:style-name="P4">RBSP – We have questions. RBSP has answers?</text:p>
      <text:h text:style-name="P22" text:outline-level="1"><text:soft-page-break/>“<text:span text:style-name="T17">Tuna Half</text:span>” <text:span text:style-name="T17">Dimensions</text:span></text:h>
      <text:p text:style-name="P4">Ionosphere is demanding. High <text:span text:style-name="T8">m</text:span><text:span text:style-name="T9"> is demanding. </text:span></text:p>
      <text:p text:style-name="P4">FLRs are azimuthally localized. </text:p>
      <text:p text:style-name="P4"><text:span text:style-name="T9">Do those right, neglect 3D structure. </text:span></text:p>
      <text:h text:style-name="P23" text:outline-level="1">Non-Orthogonal Geometry</text:h>
      <text:p text:style-name="P4">Field lines, ionosphere both important. </text:p>
      <text:p text:style-name="P4">Historically → approximate as orthonormal. </text:p>
      <text:p text:style-name="P4">We do it right, deal with gross math. </text:p>
      <text:h text:style-name="P23" text:outline-level="1">Physical Parameter Profiles</text:h>
      <text:p text:style-name="P4">Pedersen, Hall, parallel conductivities from Kelley – tweaked by Bob. </text:p>
      <text:p text:style-name="P4">Density, with plas<text:span text:style-name="T18">masphere → </text:span><text:span text:style-name="T19">Alfv</text:span><text:span text:style-name="T3">é</text:span><text:span text:style-name="T19">n </text:span><text:span text:style-name="T18">speed. </text:span></text:p>
      <text:p text:style-name="P4">Four different profiles. Mostly quiet, a bit of comparison. </text:p>
      <text:h text:style-name="P23" text:outline-level="1">Driving with Compression</text:h>
      <text:p text:style-name="P4">Solar wind, dipolarization front. </text:p>
      <text:p text:style-name="P4">Can't penetrate in this frequency range. </text:p>
      <text:p text:style-name="P4">Outer boundary nonphysical. </text:p>
      <text:h text:style-name="P24" text:outline-level="1">Driving with Current</text:h>
      <text:p text:style-name="P5">Known interaction with trapped particles. </text:p>
      <text:p text:style-name="P5">Easy to imagine perturbation. Hard to quantify. </text:p>
      <text:p text:style-name="P5">Pink noise. 0.01nT → 1 MA → 1e-4 uA/m^2. </text:p>
      <text:h text:style-name="P25" text:outline-level="1">Maxwell's Equations</text:h>
      <text:p text:style-name="P5">Turn current into <text:span text:style-name="T20"></text:span><text:span text:style-name="T19">Alfv</text:span><text:span text:style-name="T4">é</text:span><text:span text:style-name="T19">n</text:span> waves. </text:p>
      <text:p text:style-name="P6">The crank is kinda gross. </text:p>
      <text:p text:style-name="P6">It turns out you can exponentiate a tensor. </text:p>
      <text:p text:style-name="P1"/>
      <text:h text:style-name="P26" text:outline-level="1"><text:soft-page-break/>Electron Inertial Effects</text:h>
      <text:p text:style-name="P7">s0 dt/e0 bottoms out in the thousands. <text:span text:style-name="T24">TUNA has no parallel E or J. </text:span></text:p>
      <text:p text:style-name="P7">Dissertation – chapter-long detour. Boris factor. Cost. Instability. </text:p>
      <text:p text:style-name="P7">Results are about what you expect. </text:p>
      <text:h text:style-name="P27" text:outline-level="1">Coupling to the Atmosphere</text:h>
      <text:p text:style-name="P8"><text:span text:style-name="T24">One last bit of the model</text:span>. </text:p>
      <text:p text:style-name="P8">BC: perfectly conducting ground, thin E layer at top of atmosphere. </text:p>
      <text:p text:style-name="P8">Top gets plugged back in. Bottom is for <text:span text:style-name="T23">looking</text:span>. </text:p>
      <text:h text:style-name="P28" text:outline-level="1">Small-<text:span text:style-name="T8">m</text:span><text:span text:style-name="T9"> Snapshots</text:span></text:h>
      <text:p text:style-name="P9"><text:span text:style-name="T10">B</text:span><text:span text:style-name="T9">oth runs are quiet dayside, same driving. </text:span></text:p>
      <text:p text:style-name="P9">Three columns are... rows are... Earth fits here. </text:p>
      <text:p text:style-name="P9">P &amp; C: vague field-alignment. T: sharp. All comparably strong – log scale. </text:p>
      <text:h text:style-name="P29" text:outline-level="1"><text:span text:style-name="T24">Large</text:span>-<text:span text:style-name="T8">m</text:span><text:span text:style-name="T9"> Snapshots</text:span></text:h>
      <text:p text:style-name="P9"><text:span text:style-name="T10">P </text:span><text:span text:style-name="T9">still a bit smeared, T still sharper. </text:span></text:p>
      <text:p text:style-name="P9"><text:span text:style-name="T9">Guided P means energy can't move. </text:span></text:p>
      <text:p text:style-name="P9"><text:span text:style-name="T9">Some tunneling to 3</text:span><text:span text:style-name="T25">rd</text:span><text:span text:style-name="T9"> harmonic, but it's weak. </text:span></text:p>
      <text:h text:style-name="P30" text:outline-level="1"><text:span text:style-name="T9">Poloidal-to-Toroidal Rotation</text:span></text:h>
      <text:p text:style-name="P10"><text:span text:style-name="T10">D</text:span><text:span text:style-name="T9">riving is purely poloidal. </text:span></text:p>
      <text:p text:style-name="P10"><text:span text:style-name="T9">Radoski in 1974. Curved derivatives. Mann in 1995. </text:span><text:span text:style-name="T22">Alfv</text:span><text:span text:style-name="T5">é</text:span><text:span text:style-name="T22">n </text:span><text:span text:style-name="T21">speed gradient. </text:span></text:p>
      <text:p text:style-name="P10">TUNA – decades more realistic. Perfect ionosphere, initial conditions. </text:p>
      <text:h text:style-name="P31" text:outline-level="1"><text:span text:style-name="T9">Dayside Energy</text:span></text:h>
      <text:p text:style-name="P10"><text:span text:style-name="T9">Looks overwhelming, but I promise it's not so bad. </text:span></text:p>
      <text:p text:style-name="P10"><text:span text:style-name="T9">28 runs. The snapshots are on the right. </text:span></text:p>
      <text:p text:style-name="P10"><text:span text:style-name="T9">High m, as predicted. Low m is weird. </text:span><text:span text:style-name="T13">Let's try a different angle. </text:span></text:p>
      <text:h text:style-name="P31" text:outline-level="1"><text:soft-page-break/><text:span text:style-name="T10">Dayside </text:span><text:span text:style-name="T9">Poloidal Contours</text:span></text:h>
      <text:p text:style-name="P11"><text:span text:style-name="T11">L</text:span><text:span text:style-name="T9">ow m – energy is escaping. </text:span></text:p>
      <text:p text:style-name="P11"><text:span text:style-name="T9">High m – increasingly guided. Strongest at slow rotation, resonance. </text:span></text:p>
      <text:p text:style-name="P11"><text:span text:style-name="T9">Likely nonphysical third harmonic. </text:span></text:p>
      <text:h text:style-name="P32" text:outline-level="1"><text:span text:style-name="T9">Dayside </text:span><text:span text:style-name="T12">Toroidal Contours</text:span></text:h>
      <text:p text:style-name="P12"><text:span text:style-name="T12">M</text:span><text:span text:style-name="T9">UCH sharper in L. Actually is shear. </text:span></text:p>
      <text:p text:style-name="P12"><text:span text:style-name="T9">Observations: toroidal strong f(L). </text:span></text:p>
      <text:p text:style-name="P12"><text:span text:style-name="T9">Asymptotically usually wins. 6+ places with red. </text:span></text:p>
      <text:h text:style-name="P33" text:outline-level="1"><text:span text:style-name="T14">Nightside</text:span><text:span text:style-name="T9"> Energy</text:span></text:h>
      <text:p text:style-name="P13"><text:span text:style-name="T11">A</text:span><text:span text:style-name="T9">nalogous runs, but more Joule dissipation. </text:span></text:p>
      <text:p text:style-name="P13"><text:span text:style-name="T9">Energy accumulation over multiple drive periods. </text:span></text:p>
      <text:p text:style-name="P13"><text:span text:style-name="T9">Slower catch-up... now it just DOESN'T catch up. </text:span></text:p>
      <text:h text:style-name="P33" text:outline-level="1"><text:span text:style-name="T14">Nightside</text:span><text:span text:style-name="T9"> </text:span><text:span text:style-name="T14">Poloidal Contours</text:span></text:h>
      <text:p text:style-name="P13"><text:span text:style-name="T9">About what we expect. </text:span></text:p>
      <text:p text:style-name="P13"><text:span text:style-name="T9">Low m – escape. </text:span></text:p>
      <text:p text:style-name="P13"><text:span text:style-name="T9">High m – increasingly guided, strong. </text:span></text:p>
      <text:p text:style-name="P13"><text:span text:style-name="T9">Down by an order. Same color bar. </text:span></text:p>
      <text:h text:style-name="P33" text:outline-level="1"><text:span text:style-name="T14">Nightside</text:span><text:span text:style-name="T9"> </text:span><text:span text:style-name="T14">Toroidal Contours</text:span></text:h>
      <text:p text:style-name="P13"><text:span text:style-name="T11">B</text:span><text:span text:style-name="T9">ig difference. </text:span></text:p>
      <text:p text:style-name="P13"><text:span text:style-name="T9">Dayside – dissipation slow compared to rotation. </text:span></text:p>
      <text:p text:style-name="P13"><text:span text:style-name="T9">High m – most energy dissipated before the toroidal mode touches it. </text:span></text:p>
      <text:h text:style-name="P35" text:outline-level="1"><text:span text:style-name="T9">Dayside Ground Signatures</text:span></text:h>
      <text:p text:style-name="P15"><text:span text:style-name="T14">1</text:span><text:span text:style-name="T9">4 runs. Active and quiet, north-south and east-west. </text:span></text:p>
      <text:p text:style-name="P15"><text:span text:style-name="T9">Driving generic 1</text:span><text:span text:style-name="T25">st</text:span><text:span text:style-name="T9"> harmonic poloidal waves. </text:span></text:p>
      <text:p text:style-name="P15"><text:span text:style-name="T9">M – balance strength, attenuation. Peak in latitude. E-W. CW/CCW. </text:span></text:p>
      <text:h text:style-name="P34" text:outline-level="1"><text:soft-page-break/><text:span text:style-name="T14">Nightside</text:span><text:span text:style-name="T9"> </text:span><text:span text:style-name="T15">Ground Signatures</text:span></text:h>
      <text:p text:style-name="P15"><text:span text:style-name="T9">Analogous plot. Just swapped day for night. </text:span></text:p>
      <text:p text:style-name="P15"><text:span text:style-name="T9">Still see m, latitude, polarization, etc. </text:span></text:p>
      <text:p text:style-name="P15"><text:span text:style-name="T9">Can't comment on drift, flanks. </text:span></text:p>
      <text:h text:style-name="P36" text:outline-level="1"><text:span text:style-name="T9">Questions for Observation</text:span></text:h>
      <text:p text:style-name="P15"><text:span text:style-name="T9">Is Pg distribution distinctive?</text:span></text:p>
      <text:p text:style-name="P15"><text:span text:style-name="T9">Rotation comparable to oscillation. Odd P as a source for odd T?</text:span></text:p>
      <text:p text:style-name="P15"><text:span text:style-name="T9">Help/micromanaging from John, Aaron, Scott, Sheng. </text:span><text:span text:style-name="T16">Lei, Ian in the loop. </text:span></text:p>
      <text:h text:style-name="P36" text:outline-level="1"><text:span text:style-name="T9">Distribution of Usable Data</text:span></text:h>
      <text:p text:style-name="P15"><text:span text:style-name="T9">1000 days per probe. Double-sampling nightside. </text:span></text:p>
      <text:p text:style-name="P15"><text:span text:style-name="T9">Normalize by RATE. </text:span></text:p>
      <text:p text:style-name="P15"><text:span text:style-name="T9">E dot B = 0. Cuts about half. Noon vs pre-noon, post-noon. </text:span></text:p>
      <text:h text:style-name="P36" text:outline-level="1"><text:span text:style-name="T9">Event Selection</text:span></text:h>
      <text:p text:style-name="P16"><text:span text:style-name="T15">R</text:span><text:span text:style-name="T9">unning average for B0. </text:span></text:p>
      <text:p text:style-name="P16"><text:span text:style-name="T9">DFT of Bx, etc. Fit Gaussian. Frequency, magnitude, coherence, FWHM. </text:span></text:p>
      <text:p text:style-name="P16"><text:span text:style-name="T9">Toss if within 3 degrees of equator. </text:span></text:p>
      <text:h text:style-name="P37" text:outline-level="1"><text:span text:style-name="T9">Distribution of All Events</text:span></text:h>
      <text:p text:style-name="P17"><text:span text:style-name="T9">About 800 events. Normalized to sampling rate. Note log scale. </text:span></text:p>
      <text:p text:style-name="P17"><text:span text:style-name="T9">As expected: peak near noon, few at dusk, stragglers at midnight. </text:span></text:p>
      <text:p text:style-name="P17"><text:span text:style-name="T9">Characterize by polarization, harmonic – this was the whole point. </text:span></text:p>
      <text:h text:style-name="P37" text:outline-level="1"><text:span text:style-name="T9">Distribution by Mode</text:span></text:h>
      <text:p text:style-name="P17"><text:span text:style-name="T9">Pc4 vs Pg. Not weird. </text:span></text:p>
      <text:p text:style-name="P17"><text:span text:style-name="T9">Odd distribution – eyeball, probably. Evens, definitely. </text:span></text:p>
      <text:p text:style-name="P17"><text:span text:style-name="T9">Mostly odd toroidal is weird. Cause unclear. </text:span></text:p>
      <text:h text:style-name="P37" text:outline-level="1"><text:soft-page-break/><text:span text:style-name="T9">Summary and Conclusions</text:span></text:h>
      <text:p text:style-name="P17"><text:span text:style-name="T16">P</text:span><text:span text:style-name="T9">ast work – Pc4s are important for moving energy. Mishmash of properties. </text:span></text:p>
      <text:p text:style-name="P14"><text:span text:style-name="T11">* </text:span><text:span text:style-name="T16">Toroidal sharp frequency in L.</text:span></text:p>
      <text:p text:style-name="P14"><text:span text:style-name="T16">* Poloidal compressional at low m.</text:span></text:p>
      <text:p text:style-name="P14"><text:span text:style-name="T16">* High m attenuated by atmosphere.</text:span></text:p>
      <text:p text:style-name="P14"><text:span text:style-name="T16">* Giant pulsations have so-and-so properties.</text:span></text:p>
      <text:p text:style-name="P17"><text:span text:style-name="T9">TUNA can model them. Track harmonic, polarization at large m. </text:span></text:p>
      <text:p text:style-name="P17"><text:span text:style-name="T9">Ionosphere, plasmasphere are important. Do them right. Simplify 3D. </text:span></text:p>
      <text:p text:style-name="P17"><text:span text:style-name="T9">* m=16 to 32 makes sense. Sweet spot between guided and attenuated.</text:span></text:p>
      <text:p text:style-name="P17"><text:span text:style-name="T9">* Toroidal are sharp. Poloidal always a bit smeared.</text:span></text:p>
      <text:p text:style-name="P17"><text:span text:style-name="T9">* P-to-T rotation comparable to oscillation. Nightside – also to dissipation.</text:span></text:p>
      <text:p text:style-name="P17"><text:span text:style-name="T9">Compare results to RBSP. Had to do our own survey. </text:span></text:p>
      <text:p text:style-name="P17">* Broad agreement with past work, then goes deeper. </text:p>
      <text:p text:style-name="P17"><text:span text:style-name="T9">* Pg distribution matches that of odd poloidal Pc4 overall.</text:span></text:p>
      <text:p text:style-name="P17"><text:span text:style-name="T9">* Even poloidal matches even toroidal, with dayward skew. Odd too.</text:span></text:p>
      <text:p text:style-name="P17"><text:span text:style-name="T9">Some questions:<text:line-break/>* Numerically, how are even waves different?</text:span></text:p>
      <text:p text:style-name="P17"><text:span text:style-name="T9">* Dawn and dusk flanks.</text:span></text:p>
      <text:p text:style-name="P17"><text:span text:style-name="T9">* Why are toroidal waves so odd?</text:span></text:p>
      <text:p text:style-name="P17"><text:span text:style-name="T9">Using a bunch of previously-unconnected properties to put each other in contex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0%"/>
      <style:text-properties fo:font-size="15pt" officeooo:rsid="001d2dd3" style:font-size-asian="15pt" style:font-size-complex="1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McEachern</meta:initial-creator>
    <meta:creation-date>2016-04-18T18:03:39.551161924</meta:creation-date>
    <meta:printed-by>Charles McEachern</meta:printed-by>
    <meta:print-date>2016-04-18T18:04:49.943386818</meta:print-date>
    <dc:date>2016-04-19T11:12:11.178236423</dc:date>
    <dc:creator>Charles McEachern</dc:creator>
    <meta:editing-duration>PT16H12M37S</meta:editing-duration>
    <meta:editing-cycles>20</meta:editing-cycles>
    <meta:generator>LibreOffice/4.2.8.2$Linux_X86_64 LibreOffice_project/420$Build-2</meta:generator>
    <meta:document-statistic meta:table-count="0" meta:image-count="0" meta:object-count="0" meta:page-count="6" meta:paragraph-count="140" meta:word-count="868" meta:character-count="5669" meta:non-whitespace-character-count="4825"/>
  </office:meta>
</office:document-meta>
</file>